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77mm"/>
    </style:style>
    <style:style style:name="co3" style:family="table-column">
      <style:table-column-properties fo:break-before="auto" style:column-width="18.7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11.7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aracteres de checksum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Caracter</text:p>
          </table:table-cell>
          <table:table-cell table:number-columns-repeated="6"/>
        </table:table-row>
        <table:table-row table:style-name="ro4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 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 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 </text:p>
          </table:table-cell>
          <table:table-cell table:number-columns-repeated="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 </text:p>
          </table:table-cell>
          <table:table-cell table:number-columns-repeated="6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 </text:p>
          </table:table-cell>
          <table:table-cell table:number-columns-repeated="6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 </text:p>
          </table:table-cell>
          <table:table-cell table:number-columns-repeated="6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 </text:p>
          </table:table-cell>
          <table:table-cell table:number-columns-repeated="6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 </text:p>
          </table:table-cell>
          <table:table-cell table:number-columns-repeated="6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 </text:p>
          </table:table-cell>
          <table:table-cell table:number-columns-repeated="6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Q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 </text:p>
          </table:table-cell>
          <table:table-cell table:number-columns-repeated="6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U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W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X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Y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Z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-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. </text:p>
          </table:table-cell>
          <table:table-cell table:number-columns-repeated="6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␣ </text:p>
          </table:table-cell>
          <table:table-cell office:value-type="string" calcext:value-type="string">
            <text:p>Espacio en blanco</text:p>
          </table:table-cell>
          <table:table-cell table:number-columns-repeated="5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$ </text:p>
          </table:table-cell>
          <table:table-cell table:number-columns-repeated="6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/ </text:p>
          </table:table-cell>
          <table:table-cell table:number-columns-repeated="6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+ 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%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8:12:33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7:40:02.722000000</meta:creation-date>
    <dc:date>2019-07-11T18:14:42.854000000</dc:date>
    <meta:editing-duration>PT10M45S</meta:editing-duration>
    <meta:editing-cycles>2</meta:editing-cycles>
    <meta:generator>LibreOffice/6.2.2.2$Windows_X86_64 LibreOffice_project/2b840030fec2aae0fd2658d8d4f9548af4e3518d</meta:generator>
    <meta:document-statistic meta:table-count="1" meta:cell-count="90" meta:object-count="0"/>
  </office:meta>
</office:document-meta>
</file>